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Open Sans1" svg:font-family="'Open Sans', sans-serif"/>
    <style:font-face style:name="arial" svg:font-family="arial, helvetica, sans-serif"/>
    <style:font-face style:name="courier new" svg:font-family="'courier new', courier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INFORMATION</text:p>
      <text:p text:style-name="Standard">Due Date</text:p>
      <text:p text:style-name="Standard">Monday, March 16, 2020</text:p>
      <text:p text:style-name="Standard">8:00 AM</text:p>
      <text:p text:style-name="Standard">Points Possible</text:p>
      <text:p text:style-name="Standard">100</text:p>
      <text:p text:style-name="Standard">For this project, you will be creating a new programming language. <text:s/>This language will not be very complex (certainly not Turing complete!). <text:s/>The language w are making will allow us to draw simple pictures.</text:p>
      <text:p text:style-name="Standard"/>
      <text:p text:style-name="Standard"/>
      <text:p text:style-name="Standard">We are going to call our language Zoomjoystrong (thank you to the "Product Name Generator"). <text:s/>Zoomjoystrong will will be written in C, with the help of Flex and Bison. <text:s/>As such, we will need the following pieces:</text:p>
      <text:p text:style-name="Standard"/>
      <text:p text:style-name="Standard"/>
      <text:p text:style-name="Standard"/>
      <text:p text:style-name="Standard"><text:s/>A Flex file to define our tokens. <text:s/>We will call this zoomjoystrong.lex. </text:p>
      <text:p text:style-name="Standard">A Bison file to define our grammar. <text:s/>This will be called zoomjoystrong.y.</text:p>
      <text:p text:style-name="Standard">A graphics library with functions we can call to do the drawing. <text:s/>This will be provided to you in files called zoomjoystrong.h and zoomjoystrong.c.</text:p>
      <text:p text:style-name="Standard">Note that you don't have to create the graphcs library; it is provided in this repo.</text:p>
      <text:p text:style-name="Standard"/>
      <text:p text:style-name="Standard"/>
      <text:p text:style-name="Standard">Project Specifications</text:p>
      <text:p text:style-name="Standard">Flex File</text:p>
      <text:p text:style-name="Standard">Your Flex file should define the following tokens:</text:p>
      <text:p text:style-name="Standard"/>
      <text:p text:style-name="Standard"/>
      <text:p text:style-name="Standard"/>
      <text:p text:style-name="Standard">END. <text:s/>This statement ends a program. </text:p>
      <text:p text:style-name="Standard">END_STATEMENT. <text:s/>All commands should end with a semicolon.</text:p>
      <text:p text:style-name="Standard">POINT. <text:s/>When we match the command to plot a point.</text:p>
      <text:p text:style-name="Standard">LINE. <text:s/>When we match the command to draw a line.</text:p>
      <text:p text:style-name="Standard">CIRCLE. <text:s/>When we match the command to draw a circle.</text:p>
      <text:p text:style-name="Standard">RECTANGLE. <text:s/>When we match the command to draw a rectangle.</text:p>
      <text:p text:style-name="Standard">SET_COLOR. <text:s/>Matches the command to change colors.</text:p>
      <text:p text:style-name="Standard">INT. <text:s/>Matches an integer value.</text:p>
      <text:p text:style-name="Standard">FLOAT. <text:s/>Matches a floating-point value.</text:p>
      <text:p text:style-name="Standard">A way to match tabs, spaces, or newlines, and to ignore them.</text:p>
      <text:p text:style-name="Standard">A way to match anything not listed above, and to tell the user they messed up.</text:p>
      <text:p text:style-name="Standard">Bison File</text:p>
      <text:p text:style-name="Standard">Your Bison file will define the grammar of the language. <text:s/>We want to support:</text:p>
      <text:p text:style-name="Standard"/>
      <text:p text:style-name="Standard">A statement list of one or (arbitrarily) more statements followed by the END token.</text:p>
      <text:p text:style-name="Standard">Valid statements followed by the END_STATEMENT token.</text:p>
      <text:p text:style-name="Standard">A line command of the syntax line x y u v that will plot a line from x,y to u,v.</text:p>
      <text:p text:style-name="Standard">A point command of the syntax point x y that plots a single point at x,y.</text:p>
      <text:p text:style-name="Standard"><text:soft-page-break/>A circle command with the syntax circle x y r that plots a circle of radius r around the center point at x, y.</text:p>
      <text:p text:style-name="Standard">A rectangle command with the syntax rectangle x y w h that draw a rectangle of height h and width w beginning at the top left edge x,y.</text:p>
      <text:p text:style-name="Standard">A set color statement with syntax set_color r g b that changes the current drawing color to the r,g,b tuple.</text:p>
      <text:p text:style-name="Standard">Note that functions that perform this code has been given to you!</text:p>
      <text:p text:style-name="Standard">Compiling</text:p>
      <text:p text:style-name="Standard">Make sure the SDL2 library is installed on whatever system you are using. <text:s/>This is fairly trivial to do; if you are on a system with a package manager install through that (apt, dnf, yum, brew, chocolately, etc.). <text:s/>Otherwise, visit the SDL2 page and download and install manually.</text:p>
      <text:p text:style-name="Standard"/>
      <text:p text:style-name="Standard">When your parser file is complete, generate the parser code with:</text:p>
      <text:p text:style-name="Standard"/>
      <text:p text:style-name="Standard">bison -e zoomjoystrong.y</text:p>
      <text:p text:style-name="Standard"/>
      <text:p text:style-name="Standard">This will create zoomjoystrong.tab.c and .h files.</text:p>
      <text:p text:style-name="Standard"/>
      <text:p text:style-name="Standard">Then, create your lexer code. <text:s/>Generate the lexer with</text:p>
      <text:p text:style-name="Standard"/>
      <text:p text:style-name="Standard">flex zoomjoystrong.lex</text:p>
      <text:p text:style-name="Standard"/>
      <text:p text:style-name="Standard">This will generate a lex.yy.c file.</text:p>
      <text:p text:style-name="Standard"/>
      <text:p text:style-name="Standard">Then, compile it all together with</text:p>
      <text:p text:style-name="Standard"/>
      <text:p text:style-name="Standard">clang -o zjs zoomejoystrong.c lex.yy.c zoomjoystrong.tab.c -lSDL2 -lm</text:p>
      <text:p text:style-name="Standard"/>
      <text:p text:style-name="Standard">This will output the executable file zjs.</text:p>
      <text:p text:style-name="Standard"/>
      <text:p text:style-name="Standard">This program will NOT run remotely on EOS, so you need to either be in EOS or install the libraries needed on your own machine.</text:p>
      <text:p text:style-name="Standard"/>
      <text:p text:style-name="Standard">Rubric</text:p>
      <text:p text:style-name="Standard">Criteria<text:tab/>5 Points<text:tab/>3 Points<text:tab/>0 Points</text:p>
      <text:p text:style-name="Standard">Compilation<text:tab/>Compiles with no errors or warnings<text:tab/>Compiles with warnings<text:tab/>Doesn't compile. <text:s/>Wastes my time. <text:s/>User wants my ghost to haunt them for eternity.</text:p>
      <text:p text:style-name="Standard">Style Guide<text:tab/>Perfectly adheres to style guide<text:tab/>Minor style guide mistakes<text:tab/>Programmer is an anarchist and hates Mr. W</text:p>
      <text:p text:style-name="Standard">Error Handling<text:tab/>Gracefully handles errors (i.e. tells the user when a syntax error occurs without crashing). <text:s/>Also applies to letting the user know when an invalid value has been passed (400 for a RGB value??? I don't think so...)<text:tab/>Handles most errors correctly. <text:tab/>"Error handling? <text:s/>Just don't let stupid people my code."</text:p>
      <text:p text:style-name="Standard">On time<text:tab/>Submitted on time, before due date<text:tab/>Within a day late<text:tab/>"Seriously, Woodring doesn't have anything to do exam week except grade anyway.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Open Sans1" svg:font-family="'Open Sans', sans-serif"/>
    <style:font-face style:name="arial" svg:font-family="arial, helvetica, sans-serif"/>
    <style:font-face style:name="courier new" svg:font-family="'courier new', courier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09:08.786310884</meta:creation-date>
    <dc:date>2020-02-26T11:09:46.221005810</dc:date>
    <meta:editing-duration>PT38S</meta:editing-duration>
    <meta:editing-cycles>1</meta:editing-cycles>
    <meta:document-statistic meta:table-count="0" meta:image-count="0" meta:object-count="0" meta:page-count="2" meta:paragraph-count="54" meta:word-count="676" meta:character-count="3884" meta:non-whitespace-character-count="3234"/>
    <meta:generator>LibreOffice/6.2.8.2$Linux_X86_64 LibreOffice_project/20$Build-2</meta:generator>
  </office:meta>
</office:document-meta>
</file>